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6d4ad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8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9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1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5c70e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156d4ad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d89d7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style:font-size-asian="10pt" style:font-size-complex="10pt"/>
    </style:style>
    <style:style style:name="T13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4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style:font-size-asian="10pt" style:font-weight-asian="normal" style:font-size-complex="10pt" style:font-weight-complex="normal"/>
    </style:style>
    <style:style style:name="T20" style:family="text">
      <style:text-properties officeooo:rsid="01562745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3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4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R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</text:span></text:span></text:p>
      <text:p text:style-name="P1"><text:span text:style-name="Strong_20_Emphasis"><text:span text:style-name="T1">Shahrah-e-Faisal, Karachi</text:span></text:span></text:p>
      <text:p text:style-name="P1"><text:span text:style-name="Strong_20_Emphasis"><text:span text:style-name="T1">Tel: +9221 3438010-5</text:span></text:span></text:p>
      <text:p text:style-name="P1"><text:span text:style-name="Strong_20_Emphasis"><text:span text:style-name="T1"/></text:span></text:p>
      <text:p text:style-name="P2" loext:marker-style-name="T2"><text:span text:style-name="T3">September 1</text:span><text:span text:style-name="T4">, 202</text:span><text:span text:style-name="T5">5</text:span></text:p>
      <text:p text:style-name="P2" loext:marker-style-name="T2"><text:span text:style-name="T6"><text:user-defined style:data-style-name="N0" text:name="CoTicker">EFERT</text:user-defined></text:span><text:span text:style-name="T6">-</text:span><text:span text:style-name="T6"><text:user-defined style:data-style-name="N0" text:name="Folio1">2500017764</text:user-defined></text:span><text:span text:style-name="T6">-</text:span><text:span text:style-name="T6"><text:user-defined style:data-style-name="N0" text:name="Reference">EFERT - 00027166</text:user-defined></text:span></text:p>
      <text:p text:style-name="P3" loext:marker-style-name="T2"><text:span text:style-name="T7">T</text:span><text:span text:style-name="T8">ransfer Deed for Signature Verification</text:span></text:p>
      <text:list text:style-name="WWNum1">
        <text:list-item>
          <text:p text:style-name="P4" loext:marker-style-name="T2"><text:span text:style-name="T9"><text:user-defined style:data-style-name="N0" text:name="Company">Engro Fertilizers Limited</text:user-defined></text:span><text:span text:style-name="T9"><text:s/></text:span><text:span text:style-name="T10">(</text:span><text:span text:style-name="T10"><text:user-defined style:data-style-name="N0" text:name="CoTicker">EFERT</text:user-defined></text:span><text:span text:style-name="T10">)-</text:span><text:span text:style-name="T9"> Foli</text:span><text:span text:style-name="T11">o # </text:span><text:span text:style-name="T11"><text:user-defined style:data-style-name="N0" text:name="Folio1">2500017764</text:user-defined></text:span></text:p>
        </text:list-item>
      </text:list>
      <text:p text:style-name="P5" loext:marker-style-name="T12"/>
      <text:p text:style-name="P6" loext:marker-style-name="T2"><text:span text:style-name="T13">Dear Sirs, </text:span><text:span text:style-name="T14"/></text:p>
      <text:p text:style-name="P7" loext:marker-style-name="T14"><text:span text:style-name="T14"/></text:p>
      <text:p text:style-name="P8" loext:marker-style-name="T2"><text:span text:style-name="T15">Referring to your letter </text:span><text:span text:style-name="T16">with following reference:</text:span></text:p>
      <text:list text:style-name="WWNum4">
        <text:list-item>
          <text:p text:style-name="P9" loext:marker-style-name="T2"><text:span text:style-name="T14"><text:user-defined style:data-style-name="N0" text:name="ReferenceReceiving">E-FERT - 33137</text:user-defined></text:span><text:span text:style-name="T14">,</text:span></text:p>
        </text:list-item>
      </text:list>
      <text:p text:style-name="P10" loext:marker-style-name="T2"><text:span text:style-name="T17">I </text:span><text:span text:style-name="T18">acknowledge </text:span><text:span text:style-name="T17">receiving</text:span><text:span text:style-name="T18"> of:</text:span></text:p>
      <text:list text:style-name="L1">
        <text:list-item>
          <text:p text:style-name="P11" loext:marker-style-name="T2"><text:span text:style-name="T17">Certificate number </text:span><text:span text:style-name="T17"><text:user-defined style:data-style-name="N0" text:name="CertNr">?</text:user-defined></text:span><text:span text:style-name="T17"><text:s/>for =</text:span><text:span text:style-name="T17"><text:user-defined style:data-style-name="N0" text:name="NrOfShares">83</text:user-defined></text:span><text:span text:style-name="T17"> = shares duly transferred in my name</text:span><text:span text:style-name="T19">.</text:span></text:p>
        </text:list-item>
      </text:list>
      <text:p text:style-name="P12" loext:marker-style-name="T2"/>
      <text:p text:style-name="P13" loext:marker-style-name="T2">Moving forward in accordance with SECP directives to convert <text:span text:style-name="T20">the above mentioned</text:span> shares into Book Entry Form, <text:span text:style-name="T20">please enclose system generated transfer deed against the subject mentioned folio in response to this letter to the address listed below.</text:span></text:p>
      <text:p text:style-name="P14" loext:marker-style-name="T2"/>
      <text:p text:style-name="P15"/>
      <text:p text:style-name="P16">With cordial wishes, I remain,</text:p>
      <text:p text:style-name="P7"/>
      <text:p text:style-name="P6" loext:marker-style-name="T2"><text:span text:style-name="T13">Yours Faithfully, </text:span><text:span text:style-name="T14"/></text:p>
      <text:p text:style-name="P17" loext:marker-style-name="T2"/>
      <text:p text:style-name="P17" loext:marker-style-name="T2"/>
      <text:p text:style-name="P6" loext:marker-style-name="T2"><text:span text:style-name="T21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7" loext:marker-style-name="T2"/>
            <text:p text:style-name="P6" loext:marker-style-name="T2"><text:span text:style-name="T22">Muhammad Ilyas Khan</text:span><text:span text:style-name="T8"/></text:p>
            <text:p text:style-name="P6" loext:marker-style-name="T2"><text:span text:style-name="T13">21, Ghulam Nabi Colony</text:span><text:span text:style-name="T14"/></text:p>
            <text:p text:style-name="P6" loext:marker-style-name="T2"><text:span text:style-name="T13">Samanabad, Lahore, 54500</text:span></text:p>
          </table:table-cell>
          <table:table-cell table:style-name="Table26.A1" office:value-type="string">
            <text:p text:style-name="P17" loext:marker-style-name="T2"/>
            <text:p text:style-name="P6" loext:marker-style-name="T2"><text:span text:style-name="T22">CNIC</text:span><text:span text:style-name="T13">: 35202-2834819-5</text:span></text:p>
            <text:p text:style-name="P18" loext:marker-style-name="T2"><text:span text:style-name="T23">Contact: </text:span><text:span text:style-name="T13">0301 443 0802</text:span></text:p>
            <text:p text:style-name="P19" loext:marker-style-name="T2"><text:span text:style-name="T22">Email</text:span><text:span text:style-name="T13">: Ilyas.Khan@yahoo.com</text:span></text:p>
          </table:table-cell>
        </table:table-row>
      </table:table>
      <text:p text:style-name="P20" loext:marker-style-name="T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Reference">EFERT - 00027166</text:user-defined></text:span></text:p>
                  </table:table-cell>
                  <table:table-cell table:style-name="Table24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8-28T21:54:53.154380700</dc:date>
    <meta:editing-cycles>682</meta:editing-cycles>
    <meta:editing-duration>P3DT11H28M10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6" meta:word-count="138" meta:character-count="930" meta:non-whitespace-character-count="819"/>
    <meta:user-defined meta:name="CertNr">?</meta:user-defined>
    <meta:user-defined meta:name="CoTicker">EFERT</meta:user-defined>
    <meta:user-defined meta:name="Company">Engro Fertilizers Limited</meta:user-defined>
    <meta:user-defined meta:name="FatherCNIC">35200-1521538-7</meta:user-defined>
    <meta:user-defined meta:name="Folio1" meta:value-type="string">2500017764</meta:user-defined>
    <meta:user-defined meta:name="NrOfShares" meta:value-type="string">83</meta:user-defined>
    <meta:user-defined meta:name="Reference" meta:value-type="string">EFERT - 00027166</meta:user-defined>
    <meta:user-defined meta:name="ReferenceReceiving" meta:value-type="string">E-FERT - 33137</meta:user-defined>
  </office:meta>
</office:document-meta>
</file>